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309323F6FDEDE4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3">
      <style:graphic-properties draw:fill-color="#ffffff" draw:textarea-vertical-align="top" draw:auto-grow-height="true" fo:min-height="13.472cm"/>
    </style:style>
    <style:style style:name="pr8" style:family="presentation" style:parent-style-name="Bubbles-subtitle" style:list-style-name="L3">
      <style:graphic-properties draw:fill-color="#ffffff" draw:textarea-vertical-align="top" draw:auto-grow-height="true" fo:min-height="13.472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 Condensed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super 58%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1.1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10" draw:layer="layout" svg:width="19.558cm" svg:height="7.874cm" svg:x="4.318cm" svg:y="6.858cm">
          <draw:text-box>
            <text:p text:style-name="P9"><text:span text:style-name="T5">Introducing some “games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6" draw:text-style-name="P11" draw:layer="layout" svg:width="23.622cm" svg:height="13.472cm" svg:x="2.286cm" svg:y="4.572cm">
          <draw:text-box>
            <text:p text:style-name="P4"><text:span text:style-name="T7">Chapter 1.1 of the book is just an introduction to thinking about problems algorithmically; there isn’t really anything we’re learning quite yet.</text:span></text:p>
            <text:p text:style-name="P4"><text:span text:style-name="T7"/></text:p>
            <text:p text:style-name="P4"><text:span text:style-name="T7">The chapter introduces some “games” to get us started, so it will be easiest just to show the games and some examples from the homework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Josephus Game</text:span></text:p>
          </draw:text-box>
        </draw:frame>
        <draw:frame presentation:style-name="pr7" draw:text-style-name="P11" draw:layer="layout" svg:width="23.622cm" svg:height="13.472cm" svg:x="2.286cm" svg:y="4.572cm">
          <draw:text-box>
            <text:p text:style-name="P4"><text:span text:style-name="T7">Exercise 3(a)</text:span></text:p>
            <text:p text:style-name="P4"><text:span text:style-name="T7">Josephus game with 15 people, eliminating every 3</text:span><text:span text:style-name="T8">rd</text:span><text:span text:style-name="T7"> person (starting with person 3).</text:span></text:p>
            <text:p text:style-name="P4"><text:span text:style-name="T7">Who is the last and 2</text:span><text:span text:style-name="T8">nd</text:span><text:span text:style-name="T7">-to-last man standing?</text:span></text:p>
            <text:p text:style-name="P4"><text:span text:style-name="T7"/></text:p>
            <text:p text:style-name="P4"><text:span text:style-name="T7">&gt;&gt; Result should be 5 and 14</text:span></text:p>
            <text:p text:style-name="P4"><text:span text:style-name="T7"/></text:p>
            <text:p text:style-name="P4"><text:span text:style-name="T7">Exercise 3(c)</text:span></text:p>
            <text:p text:style-name="P4"><text:span text:style-name="T7">Josephus game with 15 people, eliminating every 2</text:span><text:span text:style-name="T8">nd</text:span><text:span text:style-name="T7"> person.</text:span></text:p>
            <text:p text:style-name="P4"><text:span text:style-name="T7"/></text:p>
            <text:p text:style-name="P4"><text:span text:style-name="T7">&gt;&gt; Result should be 15 and 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Coin Toss</text:span></text:p>
          </draw:text-box>
        </draw:frame>
        <draw:frame presentation:style-name="pr8" draw:text-style-name="P11" draw:layer="layout" svg:width="23.622cm" svg:height="13.472cm" svg:x="2.286cm" svg:y="4.572cm">
          <draw:text-box>
            <text:p text:style-name="P4"><text:span text:style-name="T7">Exercise 7</text:span></text:p>
            <text:p text:style-name="P4"><text:span text:style-name="T7">Suppose you toss three coins: a nickel, a dime, and a quarter, in that order, and record the results.</text:span></text:p>
            <text:p text:style-name="P4"><text:span text:style-name="T7"/></text:p>
            <text:p text:style-name="P4"><text:span text:style-name="T7">(a) In a systematic way, list all the different results you could record.</text:span></text:p>
            <text:p text:style-name="P4"><text:span text:style-name="T7"/></text:p>
            <text:p text:style-name="P4"><text:span text:style-name="T7">(b) Draw a game tree for the recording of the results.</text:span></text:p>
            <text:p text:style-name="P4"><text:span text:style-name="T7"/></text:p>
            <text:p text:style-name="P4"><text:span text:style-name="T7">(c) On a game tree, label each possible result either 0, 1, 2, or 3, indicating how many heads it has.</text:span></text:p>
            <text:p text:style-name="P4"><text:span text:style-name="T7">Are you more likely to get all 3 heads, or exactly 2 head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00:21:57.977089644</dc:date>
    <meta:editing-duration>PT11H50M33S</meta:editing-duration>
    <meta:editing-cycles>612</meta:editing-cycles>
    <meta:generator>LibreOffice/5.1.4.2$Linux_X86_64 LibreOffice_project/10m0$Build-2</meta:generator>
    <dc:creator>Rachel Morris</dc:creator>
    <meta:document-statistic meta:object-count="43"/>
  </office:meta>
</office:document-meta>
</file>